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2" style:family="table">
      <style:table-properties style:width="15.596cm" fo:margin-left="0cm" fo:margin-right="-0.007cm" table:align="margins" style:writing-mode="lr-tb"/>
    </style:style>
    <style:style style:name="Tabla2.A" style:family="table-column">
      <style:table-column-properties style:column-width="3.787cm" style:rel-column-width="15913*"/>
    </style:style>
    <style:style style:name="Tabla2.B" style:family="table-column">
      <style:table-column-properties style:column-width="11.809cm" style:rel-column-width="4962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763351119078696638" text:style-name="Outline">
        <text:list-item>
          <text:h text:style-name="P4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4-12-2018</text:p>
      <text:p text:style-name="Standard"/>
      <text:p text:style-name="P1"/>
      <text:p text:style-name="P1"/>
      <text:list xml:id="list829209186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Link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1">Animation</text:p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>Reaction con flutter</text:a></text:p>
          </table:table-cell>
        </table:table-row>
        <table:table-row>
          <table:table-cell table:style-name="Tabla1.A2" office:value-type="string">
            <text:p text:style-name="P1">codificaión</text:p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>andreas</text:a></text:p>
          </table:table-cell>
        </table:table-row>
        <table:table-row>
          <table:table-cell table:style-name="Tabla1.A2" office:value-type="string">
            <text:p text:style-name="P1">Compilacion </text:p>
          </table:table-cell>
          <table:table-cell table:style-name="Tabla1.B2" office:value-type="string">
            <text:p text:style-name="Table_20_Contents"><text:a xlink:type="simple" xlink:href="../Múltiples%20variantes" text:style-name="Internet_20_link" text:visited-style-name="Visited_20_Internet_20_Link">MULTIPLES VARIANTE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>dashboard</text:a></text:p>
          </table:table-cell>
        </table:table-row>
        <table:table-row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>Palabras simples</text:a></text:p>
            <text:p text:style-name="Table_20_Contents"/>
          </table:table-cell>
        </table:table-row>
        <table:table-row>
          <table:table-cell table:style-name="Tabla1.A2" office:value-type="string">
            <text:p text:style-name="P1">firebase</text:p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>sirviendo páginas web con firebase hosting</text:a></text:p>
          </table:table-cell>
        </table:table-row>
        <table:table-row>
          <table:table-cell table:style-name="Tabla1.A2" office:value-type="string">
            <text:p text:style-name="P1">Sincronis</text:p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>Sincronia inteligente</text:a></text:p>
          </table:table-cell>
        </table:table-row>
        <table:table-row>
          <table:table-cell table:style-name="Tabla1.A2" office:value-type="string">
            <text:p text:style-name="P1">Sin soporte</text:p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>Raspberry</text:a></text:p>
          </table:table-cell>
        </table:table-row>
        <table:table-row>
          <table:table-cell table:style-name="Tabla1.A2" office:value-type="string">
            <text:p text:style-name="P1">sqlite</text:p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>sqlite en flutter</text:a></text:p>
          </table:table-cell>
        </table:table-row>
        <table:table-row>
          <table:table-cell table:style-name="Tabla1.A2" office:value-type="string">
            <text:p text:style-name="P1">tab</text:p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>tab</text:a></text:p>
          </table:table-cell>
        </table:table-row>
        <table:table-row>
          <table:table-cell table:style-name="Tabla1.A2" office:value-type="string">
            <text:p text:style-name="P1">Test</text:p>
          </table:table-cell>
          <table:table-cell table:style-name="Tabla1.B2" office:value-type="string">
            <text:p text:style-name="Table_20_Contents"><text:a xlink:type="simple" xlink:href="https://medium.com/coding-with-flutter/take-your-flutter-tests-to-the-next-level-e2fb15641809" text:style-name="Internet_20_link" text:visited-style-name="Visited_20_Internet_20_Link">Test al siguiente nivel</text:a></text:p>
            <text:p text:style-name="Table_20_Contents"><text:a xlink:type="simple" xlink:href="https://medium.com/@domesticmouse/adding-testing-to-a-flutter-app-8a0b2dd8bcf2" text:style-name="Internet_20_link" text:visited-style-name="Visited_20_Internet_20_Link">agregado test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devtrailsio/how-to-become-a-better-software-developer-dd16072c974e" text:style-name="Internet_20_link" text:visited-style-name="Visited_20_Internet_20_Link">Como ser un mejor desarrollador</text:a></text:p>
            <text:p text:style-name="Table_20_Contents"><text:a xlink:type="simple" xlink:href="https://edit.theappbusiness.com/flutter-the-skys-the-limit-84887c8f650d" text:style-name="Internet_20_link" text:visited-style-name="Visited_20_Internet_20_Link">el cielo es el límite</text:a></text:p>
            <text:p text:style-name="Table_20_Contents"><text:a xlink:type="simple" xlink:href="https://medium.com/wordsthatmatter/why-truth-is-james-comey-s-word-of-the-year-726e99434d6c" text:style-name="Internet_20_link" text:visited-style-name="Visited_20_Internet_20_Link">sobre la verdad</text:a></text:p>
            <text:p text:style-name="Table_20_Contents"><text:a xlink:type="simple" xlink:href="https://medium.com/coding-with-flutter/my-2018-year-in-review-with-flutter-3ddb259c1baa" text:style-name="Internet_20_link" text:visited-style-name="Visited_20_Internet_20_Link">2018 de andrea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developing-and-debugging-flutter-apps-for-ios-without-a-mac-8d362a8ec667?fbclid=IwAR35TaV3GwQpjX1dQ-5UyLfyZQ77Lk1R2MU68Uf9qmd4gwDjTUzHpOM812A" text:style-name="Internet_20_link" text:visited-style-name="Visited_20_Internet_20_Link">Progrmar para aifon sin mac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CodingDoug/whats-the-relationship-between-firebase-and-google-cloud-57e268a7ff6f" text:style-name="Internet_20_link" text:visited-style-name="Visited_20_Internet_20_Link">Furebase y google cloud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expertise.jetruby.com/firebase-cloud-storage-how-to-and-use-case-dd9810fe041b" text:style-name="Internet_20_link" text:visited-style-name="Visited_20_Internet_20_Link">firebase y cloud storage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hackernoon.com/make-predictions-on-a-custom-automl-model-with-cloud-functions-and-firebase-ec3868a1671b" text:style-name="Internet_20_link" text:visited-style-name="Visited_20_Internet_20_Link">predicciones sobre 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google-developers/firebase-google-cloud-whats-different-with-cloud-functions-612d9e1e89cb" text:style-name="Internet_20_link" text:visited-style-name="Visited_20_Internet_20_Link">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mindorks/flutter-getting-started-with-vscode-setup-for-mac-9c8fdef98962?fbclid=IwAR116jA_geDdiuAR_BLOHrO1jih2nK8VGOskWWS9KYX0fpcHHWgVjjvz3zM" text:style-name="Internet_20_link" text:visited-style-name="Visited_20_Internet_20_Link">Instalaciòn de flutter sobre mac</text:a></text:p>
          </table:table-cell>
        </table:table-row>
      </table:table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/>
          </table:table-cell>
          <table:table-cell table:style-name="Tabla2.B1" office:value-type="string">
            <text:p text:style-name="Table_20_Contents"><text:a xlink:type="simple" xlink:href="https://medium.com/flutter-community/cicd-for-flutter-fdc07fe52abd" text:style-name="Internet_20_link" text:visited-style-name="Visited_20_Internet_20_Link">cicd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proandroiddev.com/mocking-a-server-with-firebase-3b4376ce3596" text:style-name="Internet_20_link" text:visited-style-name="Visited_20_Internet_20_Link">Hacer un servidor con Firebase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-community/flutter-mlkit-8039ec66b6a" text:style-name="Internet_20_link" text:visited-style-name="Visited_20_Internet_20_Link">flutter y milkit</text:a> <text:s/>Lee una tarjeta de visita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-community/a-deep-dive-into-pageview-in-flutter-with-custom-transitions-581d9ea6dded" text:style-name="Internet_20_link" text:visited-style-name="Visited_20_Internet_20_Link">PageView</text:a></text:p>
          </table:table-cell>
        </table:table-row>
      </table:table>
      <text:p text:style-name="P2"/>
      <text:list xml:id="list13975714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99</meta:editing-cycles>
    <meta:creation-date>2018-03-07T12:45:00</meta:creation-date>
    <dc:date>2019-02-14T15:21:10</dc:date>
    <meta:editing-duration>P5DT8M34S</meta:editing-duration>
    <meta:generator>OpenOffice/4.1.6$Unix OpenOffice.org_project/416m1$Build-9790</meta:generator>
    <dc:creator>Máximo Meza</dc:creator>
    <meta:document-statistic meta:table-count="2" meta:image-count="0" meta:object-count="0" meta:page-count="3" meta:paragraph-count="43" meta:word-count="109" meta:character-count="7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